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4.25mm"/>
    </style:style>
    <style:style style:name="co2" style:family="table-column">
      <style:table-column-properties fo:break-before="auto" style:column-width="16.4mm"/>
    </style:style>
    <style:style style:name="ro1" style:family="table-row">
      <style:table-row-properties style:row-height="5.2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MM_28_Hindu_20_Aspect_20_Coverage_29_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" style:family="table-cell" style:parent-style-name="Default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Hindu Aspect Coverage" table:style-name="ta1">
        <office:forms form:automatic-focus="false" form:apply-design-mode="false"/>
        <table:shapes>
          <draw:frame draw:z-index="0" draw:style-name="gr1" draw:text-style-name="P1" svg:width="408.61mm" svg:height="224.95mm" svg:x="154.94mm" svg:y="0.67mm">
            <loext:p draw:notify-on-update-of-ranges="'Hindu Aspect Coverage'.A1:'Hindu Aspect Coverage'.A11 'Hindu Aspect Coverage'.B1:'Hindu Aspect Coverage'.B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Revolts/Confusion with GST Rate Slabs</text:p>
          </table:table-cell>
          <table:table-cell office:value-type="float" office:value="0.16777595877167" calcext:value-type="float">
            <text:p>0.16777595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ining Programmes for <text:s/>GST Awareness</text:p>
          </table:table-cell>
          <table:table-cell office:value-type="float" office:value="0.134896866529963" calcext:value-type="float">
            <text:p>0.13489686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sex/Market rejoices on GST rollout</text:p>
          </table:table-cell>
          <table:table-cell office:value-type="float" office:value="0.111706139563244" calcext:value-type="float">
            <text:p>0.11170613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cussion in Parliament in support of GST</text:p>
          </table:table-cell>
          <table:table-cell office:value-type="float" office:value="0.108881088508104" calcext:value-type="float">
            <text:p>0.10888108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ars of Capital Crunch among traders before GST Rollout</text:p>
          </table:table-cell>
          <table:table-cell office:value-type="float" office:value="0.10020630870297" calcext:value-type="float">
            <text:p>0.10020630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ST Bill implementation in State Assemblies</text:p>
          </table:table-cell>
          <table:table-cell office:value-type="float" office:value="0.0996663144662493" calcext:value-type="float">
            <text:p>0.09966631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nconclusive discussion b/w center &amp; state regarding GST</text:p>
          </table:table-cell>
          <table:table-cell office:value-type="float" office:value="0.0919412229011013" calcext:value-type="float">
            <text:p>0.09194122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tionwide Protest to Petroleum products under GST</text:p>
          </table:table-cell>
          <table:table-cell office:value-type="float" office:value="0.0836391769368587" calcext:value-type="float">
            <text:p>0.08363917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certainity in Impact of GST on consumer Goods</text:p>
          </table:table-cell>
          <table:table-cell office:value-type="float" office:value="0.0589925954386566" calcext:value-type="float">
            <text:p>0.05899259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 Effect of GST on GDP and Economy</text:p>
          </table:table-cell>
          <table:table-cell office:value-type="float" office:value="0.0345805125977774" calcext:value-type="float">
            <text:p>0.03458051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ders hassles to meet GST registration deadline</text:p>
          </table:table-cell>
          <table:table-cell office:value-type="float" office:value="0.00771381558340677" calcext:value-type="float">
            <text:p>0.0077138156</text:p>
          </table:table-cell>
          <table:table-cell table:number-columns-repeated="1022"/>
        </table:table-row>
        <table:table-row table:style-name="ro2" table:number-rows-repeated="6">
          <table:table-cell table:style-name="ce1"/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T" table:style-name="ta1">
        <office:forms form:automatic-focus="false" form:apply-design-mode="false"/>
        <table:shapes>
          <draw:frame draw:z-index="0" draw:style-name="gr1" draw:text-style-name="P1" svg:width="408.61mm" svg:height="224.95mm" svg:x="154.94mm" svg:y="0.67mm">
            <loext:p draw:notify-on-update-of-ranges="HT.A1:HT.A11 HT.B1:HT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Nationwide Protest to include Petroleum products under GST</text:p>
          </table:table-cell>
          <table:table-cell office:value-type="float" office:value="0.22112135861892" calcext:value-type="float">
            <text:p>0.22112135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ars of Capital Crunch among traders before GST Rollout</text:p>
          </table:table-cell>
          <table:table-cell office:value-type="float" office:value="0.14535230407627" calcext:value-type="float">
            <text:p>0.14535230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nconclusive discussion b/w center &amp; state regarding GST</text:p>
          </table:table-cell>
          <table:table-cell office:value-type="float" office:value="0.142451447832221" calcext:value-type="float">
            <text:p>0.14245144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ining Programmes for <text:s/>GST Awareness</text:p>
          </table:table-cell>
          <table:table-cell office:value-type="float" office:value="0.11674648431849" calcext:value-type="float">
            <text:p>0.11674648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cussion in Parliament in support of GST</text:p>
          </table:table-cell>
          <table:table-cell office:value-type="float" office:value="0.107684017869879" calcext:value-type="float">
            <text:p>0.10768401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ST Bill implementation in State Assemblies</text:p>
          </table:table-cell>
          <table:table-cell office:value-type="float" office:value="0.107544897744187" calcext:value-type="float">
            <text:p>0.10754489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volts/Confusion with GST Rate Slabs</text:p>
          </table:table-cell>
          <table:table-cell office:value-type="float" office:value="0.102615710392223" calcext:value-type="float">
            <text:p>0.10261571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ders hassles to meet GST registration deadline</text:p>
          </table:table-cell>
          <table:table-cell office:value-type="float" office:value="0.0258062792574413" calcext:value-type="float">
            <text:p>0.0258062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sex/Market rejoices on GST rollout</text:p>
          </table:table-cell>
          <table:table-cell office:value-type="float" office:value="0.0228051153865347" calcext:value-type="float">
            <text:p>0.02280511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 Effect of GST on GDP and Economy</text:p>
          </table:table-cell>
          <table:table-cell office:value-type="float" office:value="0.00518272874045376" calcext:value-type="float">
            <text:p>0.00518272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certainity in Impact of GST on consumer Goods</text:p>
          </table:table-cell>
          <table:table-cell office:value-type="float" office:value="0.00268965576337884" calcext:value-type="float">
            <text:p>0.0026896558</text:p>
          </table:table-cell>
          <table:table-cell table:number-columns-repeated="1022"/>
        </table:table-row>
        <table:table-row table:style-name="ro2" table:number-rows-repeated="6">
          <table:table-cell table:style-name="ce1"/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I" table:style-name="ta1">
        <office:forms form:automatic-focus="false" form:apply-design-mode="false"/>
        <table:shapes>
          <draw:frame draw:z-index="0" draw:style-name="gr1" draw:text-style-name="P1" svg:width="408.61mm" svg:height="224.95mm" svg:x="154.94mm" svg:y="0.67mm">
            <loext:p draw:notify-on-update-of-ranges="TOI.A1:TOI.A11 TOI.B1:TOI.B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GST Bill implementation in State Assemblies</text:p>
          </table:table-cell>
          <table:table-cell office:value-type="float" office:value="0.173155872274656" calcext:value-type="float">
            <text:p>0.17315587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cussion in Parliament in support of GST</text:p>
          </table:table-cell>
          <table:table-cell office:value-type="float" office:value="0.153691425728099" calcext:value-type="float">
            <text:p>0.15369142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tionwide Protest to include Petroleum products under GST</text:p>
          </table:table-cell>
          <table:table-cell office:value-type="float" office:value="0.119613509971126" calcext:value-type="float">
            <text:p>0.119613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ining Programmes for <text:s/>GST Awareness</text:p>
          </table:table-cell>
          <table:table-cell office:value-type="float" office:value="0.117341628791916" calcext:value-type="float">
            <text:p>0.11734162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ars of Capital Crunch among traders before GST Rollout</text:p>
          </table:table-cell>
          <table:table-cell office:value-type="float" office:value="0.102586855788308" calcext:value-type="float">
            <text:p>0.10258685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volts/Confusion with GST Rate Slabs</text:p>
          </table:table-cell>
          <table:table-cell office:value-type="float" office:value="0.0992908240396399" calcext:value-type="float">
            <text:p>0.0992908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nconclusive discussion b/w center &amp; state regarding GST</text:p>
          </table:table-cell>
          <table:table-cell office:value-type="float" office:value="0.092503260101938" calcext:value-type="float">
            <text:p>0.09250326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sex/Market rejoices on GST rollout</text:p>
          </table:table-cell>
          <table:table-cell office:value-type="float" office:value="0.0740520946022857" calcext:value-type="float">
            <text:p>0.07405209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ders hassles to meet GST registration deadline</text:p>
          </table:table-cell>
          <table:table-cell office:value-type="float" office:value="0.0379870187707597" calcext:value-type="float">
            <text:p>0.03798701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 Effect of GST on GDP and Economy</text:p>
          </table:table-cell>
          <table:table-cell office:value-type="float" office:value="0.0150841799232068" calcext:value-type="float">
            <text:p>0.01508417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certainity in Impact of GST on consumer Goods</text:p>
          </table:table-cell>
          <table:table-cell office:value-type="float" office:value="0.0146933300080646" calcext:value-type="float">
            <text:p>0.01469333</text:p>
          </table:table-cell>
          <table:table-cell table:number-columns-repeated="1022"/>
        </table:table-row>
        <table:table-row table:style-name="ro2" table:number-rows-repeated="6">
          <table:table-cell table:style-name="ce1"/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legraph" table:style-name="ta1">
        <office:forms form:automatic-focus="false" form:apply-design-mode="false"/>
        <table:shapes>
          <draw:frame draw:z-index="0" draw:style-name="gr1" draw:text-style-name="P1" svg:width="408.61mm" svg:height="224.95mm" svg:x="154.94mm" svg:y="0.67mm">
            <loext:p draw:notify-on-update-of-ranges="Telegraph.A1:Telegraph.A11 Telegraph.B1:Telegraph.B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Nationwide Protest to include Petroleum products under GST</text:p>
          </table:table-cell>
          <table:table-cell office:value-type="float" office:value="0.16496884494535" calcext:value-type="float">
            <text:p>0.16496884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volts/Confusion with GST Rate Slabs</text:p>
          </table:table-cell>
          <table:table-cell office:value-type="float" office:value="0.161096122460852" calcext:value-type="float">
            <text:p>0.16109612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ars of Capital Crunch among traders before GST Rollout</text:p>
          </table:table-cell>
          <table:table-cell office:value-type="float" office:value="0.160390512549285" calcext:value-type="float">
            <text:p>0.16039051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nconclusive discussion b/w center &amp; state regarding GST</text:p>
          </table:table-cell>
          <table:table-cell office:value-type="float" office:value="0.149311561180696" calcext:value-type="float">
            <text:p>0.14931156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cussion in Parliament in support of GST</text:p>
          </table:table-cell>
          <table:table-cell office:value-type="float" office:value="0.0851679920831569" calcext:value-type="float">
            <text:p>0.08516799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ining Programmes for <text:s/>GST Awareness</text:p>
          </table:table-cell>
          <table:table-cell office:value-type="float" office:value="0.0722224272605634" calcext:value-type="float">
            <text:p>0.07222242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ST Bill implementation in State Assemblies</text:p>
          </table:table-cell>
          <table:table-cell office:value-type="float" office:value="0.0536150935464842" calcext:value-type="float">
            <text:p>0.05361509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ders hassles to meet GST registration deadline</text:p>
          </table:table-cell>
          <table:table-cell office:value-type="float" office:value="0.0516402615510782" calcext:value-type="float">
            <text:p>0.05164026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certainity in Impact of GST on consumer Goods</text:p>
          </table:table-cell>
          <table:table-cell office:value-type="float" office:value="0.0462624881381844" calcext:value-type="float">
            <text:p>0.04626248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sex/Market rejoices on GST rollout</text:p>
          </table:table-cell>
          <table:table-cell office:value-type="float" office:value="0.0457676854431049" calcext:value-type="float">
            <text:p>0.04576768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 Effect of GST on GDP and Economy</text:p>
          </table:table-cell>
          <table:table-cell office:value-type="float" office:value="0.0095570108412459" calcext:value-type="float">
            <text:p>0.0095570108</text:p>
          </table:table-cell>
          <table:table-cell table:number-columns-repeated="1022"/>
        </table:table-row>
        <table:table-row table:style-name="ro2" table:number-rows-repeated="6">
          <table:table-cell table:style-name="ce1"/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IE" table:style-name="ta1">
        <office:forms form:automatic-focus="false" form:apply-design-mode="false"/>
        <table:shapes>
          <draw:frame draw:z-index="0" draw:style-name="gr1" draw:text-style-name="P1" svg:width="408.61mm" svg:height="224.95mm" svg:x="154.94mm" svg:y="0.67mm">
            <loext:p draw:notify-on-update-of-ranges="NIE.A1:NIE.A11 NIE.B1:NIE.B1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Fears of Capital Crunch among traders before GST Rollout</text:p>
          </table:table-cell>
          <table:table-cell office:value-type="float" office:value="0.168577527825299" calcext:value-type="float">
            <text:p>0.16857752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volts/Confusion with GST Rate Slabs</text:p>
          </table:table-cell>
          <table:table-cell office:value-type="float" office:value="0.165152101192159" calcext:value-type="float">
            <text:p>0.1651521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nconclusive discussion b/w center &amp; state regarding GST</text:p>
          </table:table-cell>
          <table:table-cell office:value-type="float" office:value="0.145849676684809" calcext:value-type="float">
            <text:p>0.14584967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cussion in Parliament in support of GST</text:p>
          </table:table-cell>
          <table:table-cell office:value-type="float" office:value="0.120813130503777" calcext:value-type="float">
            <text:p>0.12081313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ST Bill implementation in State Assemblies</text:p>
          </table:table-cell>
          <table:table-cell office:value-type="float" office:value="0.106310162760903" calcext:value-type="float">
            <text:p>0.10631016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ining Programmes for <text:s/>GST Awareness</text:p>
          </table:table-cell>
          <table:table-cell office:value-type="float" office:value="0.102093543121138" calcext:value-type="float">
            <text:p>0.10209354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tionwide Protest to include Petroleum products under GST</text:p>
          </table:table-cell>
          <table:table-cell office:value-type="float" office:value="0.0738485960309463" calcext:value-type="float">
            <text:p>0.0738485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ders hassles to meet GST registration deadline</text:p>
          </table:table-cell>
          <table:table-cell office:value-type="float" office:value="0.054708661144257" calcext:value-type="float">
            <text:p>0.05470866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sex/Market rejoices on GST rollout</text:p>
          </table:table-cell>
          <table:table-cell office:value-type="float" office:value="0.0328265391137128" calcext:value-type="float">
            <text:p>0.03282653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 Effect of GST on GDP and Economy</text:p>
          </table:table-cell>
          <table:table-cell office:value-type="float" office:value="0.0232161590194465" calcext:value-type="float">
            <text:p>0.0232161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certainity in Impact of GST on consumer Goods</text:p>
          </table:table-cell>
          <table:table-cell office:value-type="float" office:value="0.00660390260355357" calcext:value-type="float">
            <text:p>0.0066039026</text:p>
          </table:table-cell>
          <table:table-cell table:number-columns-repeated="1022"/>
        </table:table-row>
        <table:table-row table:style-name="ro2" table:number-rows-repeated="6">
          <table:table-cell table:style-name="ce1"/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E" table:style-name="ta1">
        <office:forms form:automatic-focus="false" form:apply-design-mode="false"/>
        <table:shapes>
          <draw:frame draw:z-index="0" draw:style-name="gr1" draw:text-style-name="P1" svg:width="408.61mm" svg:height="224.95mm" svg:x="154.94mm" svg:y="0.67mm">
            <loext:p draw:notify-on-update-of-ranges="IE.A1:IE.A11 IE.B1:IE.B1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Nonconclusive discussion b/w center &amp; state regarding GST</text:p>
          </table:table-cell>
          <table:table-cell office:value-type="float" office:value="0.301514080625604" calcext:value-type="float">
            <text:p>0.30151408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tionwide Protest to include Petroleum products under GST</text:p>
          </table:table-cell>
          <table:table-cell office:value-type="float" office:value="0.230733567199891" calcext:value-type="float">
            <text:p>0.23073356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cussion in Parliament in support of GST</text:p>
          </table:table-cell>
          <table:table-cell office:value-type="float" office:value="0.184395567342545" calcext:value-type="float">
            <text:p>0.18439556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volts/Confusion with GST Rate Slabs</text:p>
          </table:table-cell>
          <table:table-cell office:value-type="float" office:value="0.103753752780137" calcext:value-type="float">
            <text:p>0.10375375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ST Bill implementation in State Assemblies</text:p>
          </table:table-cell>
          <table:table-cell office:value-type="float" office:value="0.05182824425006" calcext:value-type="float">
            <text:p>0.05182824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ars of Capital Crunch among traders before GST Rollout</text:p>
          </table:table-cell>
          <table:table-cell office:value-type="float" office:value="0.0491664451202511" calcext:value-type="float">
            <text:p>0.04916644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ining Programmes for <text:s/>GST Awareness</text:p>
          </table:table-cell>
          <table:table-cell office:value-type="float" office:value="0.0473249080852554" calcext:value-type="float">
            <text:p>0.04732490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sex/Market rejoices on GST rollout</text:p>
          </table:table-cell>
          <table:table-cell office:value-type="float" office:value="0.0181825845064486" calcext:value-type="float">
            <text:p>0.01818258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 Effect of GST on GDP and Economy</text:p>
          </table:table-cell>
          <table:table-cell office:value-type="float" office:value="0.0122287137123182" calcext:value-type="float">
            <text:p>0.01222871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ders hassles to meet GST registration deadline</text:p>
          </table:table-cell>
          <table:table-cell office:value-type="float" office:value="0.000872136377489155" calcext:value-type="float">
            <text:p>0.00087213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certainity in Impact of GST on consumer Good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6">
          <table:table-cell table:style-name="ce1"/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H" table:style-name="ta1">
        <office:forms form:automatic-focus="false" form:apply-design-mode="false"/>
        <table:shapes>
          <draw:frame draw:z-index="0" draw:style-name="gr1" draw:text-style-name="P1" svg:width="408.61mm" svg:height="224.95mm" svg:x="154.94mm" svg:y="0.67mm">
            <loext:p draw:notify-on-update-of-ranges="DH.A1:DH.A11 DH.B1:DH.B1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Nationwide Protest to include Petroleum products under GST</text:p>
          </table:table-cell>
          <table:table-cell office:value-type="float" office:value="0.22717356998997" calcext:value-type="float">
            <text:p>0.227173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cussion in Parliament in support of GST</text:p>
          </table:table-cell>
          <table:table-cell office:value-type="float" office:value="0.180595031358306" calcext:value-type="float">
            <text:p>0.18059503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nconclusive discussion b/w center &amp; state regarding GST</text:p>
          </table:table-cell>
          <table:table-cell office:value-type="float" office:value="0.141831296662913" calcext:value-type="float">
            <text:p>0.14183129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ars of Capital Crunch among traders before GST Rollout</text:p>
          </table:table-cell>
          <table:table-cell office:value-type="float" office:value="0.133496195977062" calcext:value-type="float">
            <text:p>0.1334961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volts/Confusion with GST Rate Slabs</text:p>
          </table:table-cell>
          <table:table-cell office:value-type="float" office:value="0.0995582949766074" calcext:value-type="float">
            <text:p>0.0995582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ders hassles to meet GST registration deadline</text:p>
          </table:table-cell>
          <table:table-cell office:value-type="float" office:value="0.0871631640549781" calcext:value-type="float">
            <text:p>0.08716316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ining Programmes for <text:s/>GST Awareness</text:p>
          </table:table-cell>
          <table:table-cell office:value-type="float" office:value="0.0689634263034705" calcext:value-type="float">
            <text:p>0.06896342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ST Bill implementation in State Assemblies</text:p>
          </table:table-cell>
          <table:table-cell office:value-type="float" office:value="0.0379642110375676" calcext:value-type="float">
            <text:p>0.0379642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sex/Market rejoices on GST rollout</text:p>
          </table:table-cell>
          <table:table-cell office:value-type="float" office:value="0.0143834394780113" calcext:value-type="float">
            <text:p>0.01438343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itive Effect of GST on GDP and Economy</text:p>
          </table:table-cell>
          <table:table-cell office:value-type="float" office:value="0.00846347407375199" calcext:value-type="float">
            <text:p>0.00846347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certainity in Impact of GST on consumer Goods</text:p>
          </table:table-cell>
          <table:table-cell office:value-type="float" office:value="0.000407896087362527" calcext:value-type="float">
            <text:p>0.0004078961</text:p>
          </table:table-cell>
          <table:table-cell table:number-columns-repeated="1022"/>
        </table:table-row>
        <table:table-row table:style-name="ro2" table:number-rows-repeated="6">
          <table:table-cell table:style-name="ce1"/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Hindu Aspect Coverage'.A1:'Hindu Aspect Coverage'.B11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HT.A1:HT.B11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TOI.A1:TOI.B11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Telegraph.A1:Telegraph.B11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NIE.A1:NIE.B11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IE.A1:IE.B11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DH.A1:DH.B1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8">00/00/0000</text:date>, <text:time style:data-style-name="N2" text:time-value="17:10:19.242823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M_28_Deccan_20_Herald_29_" style:display-name="PageStyle_MM(Deccan Herald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Hindu_20_Aspect_20_Coverage_29_" style:display-name="PageStyle_MM(Hindu Aspect Coverage)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8" style:display-name="PageStyle_Sheet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Hindustan_20_Times_29_" style:display-name="PageStyle_MM(Hindustan Times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TOI_29_" style:display-name="PageStyle_MM(TOI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New_20_India_20_Express_29_" style:display-name="PageStyle_MM(New India Express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Telegraph_29_" style:display-name="PageStyle_MM(Telegraph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Indian_20_Express_29_" style:display-name="PageStyle_MM(Indian Express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0:33:32</meta:creation-date>
    <dc:language>en-IN</dc:language>
    <dc:date>2019-06-18T17:09:53.935848293</dc:date>
    <meta:editing-cycles>16</meta:editing-cycles>
    <meta:editing-duration>PT1H51M46S</meta:editing-duration>
    <meta:generator>LibreOffice/5.1.6.2$Linux_X86_64 LibreOffice_project/10m0$Build-2</meta:generator>
    <meta:document-statistic meta:table-count="7" meta:cell-count="15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62cm" svg:height="22.496cm" xlink:href=".." xlink:type="simple" chart:class="chart:bar" chart:style-name="ch1">
        <chart:title svg:x="19.52cm" svg:y="0.495cm" chart:style-name="ch2">
          <text:p>Hindustan Times_Aspect-Coverage
Mass Media</text:p>
        </chart:title>
        <chart:plot-area chart:style-name="ch3" table:cell-range-address="HT.A1:HT.B11" chart:data-source-has-labels="column" svg:x="2.215cm" svg:y="2.844cm" svg:width="37.83cm" svg:height="17.835cm">
          <chartooo:coordinate-region svg:x="11.925cm" svg:y="2.844cm" svg:width="28.12cm" svg:height="5.96cm"/>
          <chart:axis chart:dimension="x" chart:name="primary-x" chart:style-name="ch4" chartooo:axis-type="auto">
            <chartooo:date-scale/>
            <chart:title svg:x="20.729cm" svg:y="20.102cm" chart:style-name="ch5">
              <text:p>Aspects</text:p>
            </chart:title>
            <chart:categories table:cell-range-address="HT.A1:HT.A11"/>
          </chart:axis>
          <chart:axis chart:dimension="y" chart:name="primary-y" chart:style-name="ch6">
            <chart:title svg:x="9.134cm" svg:y="8.444cm" chart:style-name="ch7">
              <text:p>Relative Coverage</text:p>
            </chart:title>
            <chart:grid chart:style-name="ch8" chart:class="major"/>
          </chart:axis>
          <chart:series chart:style-name="ch9" chart:values-cell-range-address="HT.B1:HT.B1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ationwide Protest to include Petroleum products under GST</text:p>
                <draw:g>
                  <svg:desc>HT.A1:HT.A11</svg:desc>
                </draw:g>
              </table:table-cell>
              <table:table-cell office:value-type="float" office:value="0.22112135861892">
                <text:p>0.22112135861892</text:p>
                <draw:g>
                  <svg:desc>HT.B1:HT.B11</svg:desc>
                </draw:g>
              </table:table-cell>
            </table:table-row>
            <table:table-row>
              <table:table-cell office:value-type="string">
                <text:p>Fears of Capital Crunch among traders before GST Rollout</text:p>
              </table:table-cell>
              <table:table-cell office:value-type="float" office:value="0.14535230407627">
                <text:p>0.14535230407627</text:p>
              </table:table-cell>
            </table:table-row>
            <table:table-row>
              <table:table-cell office:value-type="string">
                <text:p>Nonconclusive discussion b/w center &amp; state regarding GST</text:p>
              </table:table-cell>
              <table:table-cell office:value-type="float" office:value="0.142451447832221">
                <text:p>0.142451447832221</text:p>
              </table:table-cell>
            </table:table-row>
            <table:table-row>
              <table:table-cell office:value-type="string">
                <text:p>Training Programmes for  GST Awareness</text:p>
              </table:table-cell>
              <table:table-cell office:value-type="float" office:value="0.11674648431849">
                <text:p>0.11674648431849</text:p>
              </table:table-cell>
            </table:table-row>
            <table:table-row>
              <table:table-cell office:value-type="string">
                <text:p>Discussion in Parliament in support of GST</text:p>
              </table:table-cell>
              <table:table-cell office:value-type="float" office:value="0.107684017869879">
                <text:p>0.107684017869879</text:p>
              </table:table-cell>
            </table:table-row>
            <table:table-row>
              <table:table-cell office:value-type="string">
                <text:p>GST Bill implementation in State Assemblies</text:p>
              </table:table-cell>
              <table:table-cell office:value-type="float" office:value="0.107544897744187">
                <text:p>0.107544897744187</text:p>
              </table:table-cell>
            </table:table-row>
            <table:table-row>
              <table:table-cell office:value-type="string">
                <text:p>Revolts/Confusion with GST Rate Slabs</text:p>
              </table:table-cell>
              <table:table-cell office:value-type="float" office:value="0.102615710392223">
                <text:p>0.102615710392223</text:p>
              </table:table-cell>
            </table:table-row>
            <table:table-row>
              <table:table-cell office:value-type="string">
                <text:p>Traders hassles to meet GST registration deadline</text:p>
              </table:table-cell>
              <table:table-cell office:value-type="float" office:value="0.0258062792574413">
                <text:p>0.0258062792574413</text:p>
              </table:table-cell>
            </table:table-row>
            <table:table-row>
              <table:table-cell office:value-type="string">
                <text:p>Sensex/Market rejoices on GST rollout</text:p>
              </table:table-cell>
              <table:table-cell office:value-type="float" office:value="0.0228051153865347">
                <text:p>0.0228051153865347</text:p>
              </table:table-cell>
            </table:table-row>
            <table:table-row>
              <table:table-cell office:value-type="string">
                <text:p>Positive Effect of GST on GDP and Economy</text:p>
              </table:table-cell>
              <table:table-cell office:value-type="float" office:value="0.00518272874045376">
                <text:p>0.00518272874045376</text:p>
              </table:table-cell>
            </table:table-row>
            <table:table-row>
              <table:table-cell office:value-type="string">
                <text:p>Uncertainity in Impact of GST on consumer Goods</text:p>
              </table:table-cell>
              <table:table-cell office:value-type="float" office:value="0.00268965576337884">
                <text:p>0.002689655763378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62cm" svg:height="22.496cm" xlink:href=".." xlink:type="simple" chart:class="chart:bar" chart:style-name="ch1">
        <chart:title svg:x="19.518cm" svg:y="0.495cm" chart:style-name="ch2">
          <text:p>Times Of India_Aspect-Coverage
Mass Media</text:p>
        </chart:title>
        <chart:plot-area chart:style-name="ch3" table:cell-range-address="TOI.A1:TOI.B11" chart:data-source-has-labels="column" svg:x="2.215cm" svg:y="2.844cm" svg:width="37.83cm" svg:height="17.835cm">
          <chartooo:coordinate-region svg:x="8.865cm" svg:y="2.844cm" svg:width="31.18cm" svg:height="5.959cm"/>
          <chart:axis chart:dimension="x" chart:name="primary-x" chart:style-name="ch4" chartooo:axis-type="auto">
            <chartooo:date-scale/>
            <chart:title svg:x="19.436cm" svg:y="19.963cm" chart:style-name="ch5">
              <text:p>Aspects</text:p>
            </chart:title>
            <chart:categories table:cell-range-address="TOI.A1:TOI.A11"/>
          </chart:axis>
          <chart:axis chart:dimension="y" chart:name="primary-y" chart:style-name="ch6">
            <chart:title svg:x="5.689cm" svg:y="8.374cm" chart:style-name="ch7">
              <text:p>Relative Coverage</text:p>
            </chart:title>
            <chart:grid chart:style-name="ch8" chart:class="major"/>
          </chart:axis>
          <chart:series chart:style-name="ch9" chart:values-cell-range-address="TOI.B1:TOI.B1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GST Bill implementation in State Assemblies</text:p>
                <draw:g>
                  <svg:desc>TOI.A1:TOI.A11</svg:desc>
                </draw:g>
              </table:table-cell>
              <table:table-cell office:value-type="float" office:value="0.173155872274656">
                <text:p>0.173155872274656</text:p>
                <draw:g>
                  <svg:desc>TOI.B1:TOI.B11</svg:desc>
                </draw:g>
              </table:table-cell>
            </table:table-row>
            <table:table-row>
              <table:table-cell office:value-type="string">
                <text:p>Discussion in Parliament in support of GST</text:p>
              </table:table-cell>
              <table:table-cell office:value-type="float" office:value="0.153691425728099">
                <text:p>0.153691425728099</text:p>
              </table:table-cell>
            </table:table-row>
            <table:table-row>
              <table:table-cell office:value-type="string">
                <text:p>Nationwide Protest to include Petroleum products under GST</text:p>
              </table:table-cell>
              <table:table-cell office:value-type="float" office:value="0.119613509971126">
                <text:p>0.119613509971126</text:p>
              </table:table-cell>
            </table:table-row>
            <table:table-row>
              <table:table-cell office:value-type="string">
                <text:p>Training Programmes for  GST Awareness</text:p>
              </table:table-cell>
              <table:table-cell office:value-type="float" office:value="0.117341628791916">
                <text:p>0.117341628791916</text:p>
              </table:table-cell>
            </table:table-row>
            <table:table-row>
              <table:table-cell office:value-type="string">
                <text:p>Fears of Capital Crunch among traders before GST Rollout</text:p>
              </table:table-cell>
              <table:table-cell office:value-type="float" office:value="0.102586855788308">
                <text:p>0.102586855788308</text:p>
              </table:table-cell>
            </table:table-row>
            <table:table-row>
              <table:table-cell office:value-type="string">
                <text:p>Revolts/Confusion with GST Rate Slabs</text:p>
              </table:table-cell>
              <table:table-cell office:value-type="float" office:value="0.0992908240396399">
                <text:p>0.0992908240396399</text:p>
              </table:table-cell>
            </table:table-row>
            <table:table-row>
              <table:table-cell office:value-type="string">
                <text:p>Nonconclusive discussion b/w center &amp; state regarding GST</text:p>
              </table:table-cell>
              <table:table-cell office:value-type="float" office:value="0.092503260101938">
                <text:p>0.092503260101938</text:p>
              </table:table-cell>
            </table:table-row>
            <table:table-row>
              <table:table-cell office:value-type="string">
                <text:p>Sensex/Market rejoices on GST rollout</text:p>
              </table:table-cell>
              <table:table-cell office:value-type="float" office:value="0.0740520946022857">
                <text:p>0.0740520946022857</text:p>
              </table:table-cell>
            </table:table-row>
            <table:table-row>
              <table:table-cell office:value-type="string">
                <text:p>Traders hassles to meet GST registration deadline</text:p>
              </table:table-cell>
              <table:table-cell office:value-type="float" office:value="0.0379870187707597">
                <text:p>0.0379870187707597</text:p>
              </table:table-cell>
            </table:table-row>
            <table:table-row>
              <table:table-cell office:value-type="string">
                <text:p>Positive Effect of GST on GDP and Economy</text:p>
              </table:table-cell>
              <table:table-cell office:value-type="float" office:value="0.0150841799232068">
                <text:p>0.0150841799232068</text:p>
              </table:table-cell>
            </table:table-row>
            <table:table-row>
              <table:table-cell office:value-type="string">
                <text:p>Uncertainity in Impact of GST on consumer Goods</text:p>
              </table:table-cell>
              <table:table-cell office:value-type="float" office:value="0.0146933300080646">
                <text:p>0.01469333000806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62cm" svg:height="22.496cm" xlink:href=".." xlink:type="simple" chart:class="chart:bar" chart:style-name="ch1">
        <chart:title svg:x="19.518cm" svg:y="0.495cm" chart:style-name="ch2">
          <text:p>Telegraph_Aspect-Coverage
Mass Media</text:p>
        </chart:title>
        <chart:plot-area chart:style-name="ch3" table:cell-range-address="Telegraph.A1:Telegraph.B11" chart:data-source-has-labels="column" svg:x="2.215cm" svg:y="2.844cm" svg:width="37.83cm" svg:height="17.835cm">
          <chartooo:coordinate-region svg:x="11.925cm" svg:y="2.844cm" svg:width="28.12cm" svg:height="5.96cm"/>
          <chart:axis chart:dimension="x" chart:name="primary-x" chart:style-name="ch4" chartooo:axis-type="auto">
            <chartooo:date-scale/>
            <chart:title svg:x="21.377cm" svg:y="19.733cm" chart:style-name="ch5">
              <text:p>Aspects</text:p>
            </chart:title>
            <chart:categories table:cell-range-address="Telegraph.A1:Telegraph.A11"/>
          </chart:axis>
          <chart:axis chart:dimension="y" chart:name="primary-y" chart:style-name="ch6">
            <chart:title svg:x="8.656cm" svg:y="8.339cm" chart:style-name="ch7">
              <text:p>Relative Coverage</text:p>
            </chart:title>
            <chart:grid chart:style-name="ch8" chart:class="major"/>
          </chart:axis>
          <chart:series chart:style-name="ch9" chart:values-cell-range-address="Telegraph.B1:Telegraph.B1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ationwide Protest to include Petroleum products under GST</text:p>
                <draw:g>
                  <svg:desc>Telegraph.A1:Telegraph.A11</svg:desc>
                </draw:g>
              </table:table-cell>
              <table:table-cell office:value-type="float" office:value="0.16496884494535">
                <text:p>0.16496884494535</text:p>
                <draw:g>
                  <svg:desc>Telegraph.B1:Telegraph.B11</svg:desc>
                </draw:g>
              </table:table-cell>
            </table:table-row>
            <table:table-row>
              <table:table-cell office:value-type="string">
                <text:p>Revolts/Confusion with GST Rate Slabs</text:p>
              </table:table-cell>
              <table:table-cell office:value-type="float" office:value="0.161096122460852">
                <text:p>0.161096122460852</text:p>
              </table:table-cell>
            </table:table-row>
            <table:table-row>
              <table:table-cell office:value-type="string">
                <text:p>Fears of Capital Crunch among traders before GST Rollout</text:p>
              </table:table-cell>
              <table:table-cell office:value-type="float" office:value="0.160390512549285">
                <text:p>0.160390512549285</text:p>
              </table:table-cell>
            </table:table-row>
            <table:table-row>
              <table:table-cell office:value-type="string">
                <text:p>Nonconclusive discussion b/w center &amp; state regarding GST</text:p>
              </table:table-cell>
              <table:table-cell office:value-type="float" office:value="0.149311561180696">
                <text:p>0.149311561180696</text:p>
              </table:table-cell>
            </table:table-row>
            <table:table-row>
              <table:table-cell office:value-type="string">
                <text:p>Discussion in Parliament in support of GST</text:p>
              </table:table-cell>
              <table:table-cell office:value-type="float" office:value="0.0851679920831569">
                <text:p>0.0851679920831569</text:p>
              </table:table-cell>
            </table:table-row>
            <table:table-row>
              <table:table-cell office:value-type="string">
                <text:p>Training Programmes for  GST Awareness</text:p>
              </table:table-cell>
              <table:table-cell office:value-type="float" office:value="0.0722224272605634">
                <text:p>0.0722224272605634</text:p>
              </table:table-cell>
            </table:table-row>
            <table:table-row>
              <table:table-cell office:value-type="string">
                <text:p>GST Bill implementation in State Assemblies</text:p>
              </table:table-cell>
              <table:table-cell office:value-type="float" office:value="0.0536150935464842">
                <text:p>0.0536150935464842</text:p>
              </table:table-cell>
            </table:table-row>
            <table:table-row>
              <table:table-cell office:value-type="string">
                <text:p>Traders hassles to meet GST registration deadline</text:p>
              </table:table-cell>
              <table:table-cell office:value-type="float" office:value="0.0516402615510782">
                <text:p>0.0516402615510782</text:p>
              </table:table-cell>
            </table:table-row>
            <table:table-row>
              <table:table-cell office:value-type="string">
                <text:p>Uncertainity in Impact of GST on consumer Goods</text:p>
              </table:table-cell>
              <table:table-cell office:value-type="float" office:value="0.0462624881381844">
                <text:p>0.0462624881381844</text:p>
              </table:table-cell>
            </table:table-row>
            <table:table-row>
              <table:table-cell office:value-type="string">
                <text:p>Sensex/Market rejoices on GST rollout</text:p>
              </table:table-cell>
              <table:table-cell office:value-type="float" office:value="0.0457676854431049">
                <text:p>0.0457676854431049</text:p>
              </table:table-cell>
            </table:table-row>
            <table:table-row>
              <table:table-cell office:value-type="string">
                <text:p>Positive Effect of GST on GDP and Economy</text:p>
              </table:table-cell>
              <table:table-cell office:value-type="float" office:value="0.0095570108412459">
                <text:p>0.00955701084124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62cm" svg:height="22.496cm" xlink:href=".." xlink:type="simple" chart:class="chart:bar" chart:style-name="ch1">
        <chart:title svg:x="19.518cm" svg:y="0.495cm" chart:style-name="ch2">
          <text:p>Hindu_Aspect-Coverage
Mass Media</text:p>
        </chart:title>
        <chart:plot-area chart:style-name="ch3" table:cell-range-address="'Hindu Aspect Coverage'.A1:'Hindu Aspect Coverage'.B11" chart:data-source-has-labels="column" svg:x="2.215cm" svg:y="2.844cm" svg:width="37.83cm" svg:height="17.835cm">
          <chartooo:coordinate-region svg:x="6.273cm" svg:y="2.844cm" svg:width="32.077cm" svg:height="6.129cm"/>
          <chart:axis chart:dimension="x" chart:name="primary-x" chart:style-name="ch4" chartooo:axis-type="auto">
            <chartooo:date-scale/>
            <chart:title svg:x="17.929cm" svg:y="20.174cm" chart:style-name="ch5">
              <text:p>Aspects</text:p>
            </chart:title>
            <chart:categories table:cell-range-address="'Hindu Aspect Coverage'.A1:'Hindu Aspect Coverage'.A11"/>
          </chart:axis>
          <chart:axis chart:dimension="y" chart:name="primary-y" chart:style-name="ch6">
            <chart:title svg:x="3.369cm" svg:y="8.234cm" chart:style-name="ch7">
              <text:p>Relative Coverage</text:p>
            </chart:title>
            <chart:grid chart:style-name="ch8" chart:class="major"/>
          </chart:axis>
          <chart:series chart:style-name="ch9" chart:values-cell-range-address="'Hindu Aspect Coverage'.B1:'Hindu Aspect Coverage'.B1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evolts/Confusion with GST Rate Slabs</text:p>
                <draw:g>
                  <svg:desc>'Hindu Aspect Coverage'.A1:'Hindu Aspect Coverage'.A11</svg:desc>
                </draw:g>
              </table:table-cell>
              <table:table-cell office:value-type="float" office:value="0.16777595877167">
                <text:p>0.16777595877167</text:p>
                <draw:g>
                  <svg:desc>'Hindu Aspect Coverage'.B1:'Hindu Aspect Coverage'.B11</svg:desc>
                </draw:g>
              </table:table-cell>
            </table:table-row>
            <table:table-row>
              <table:table-cell office:value-type="string">
                <text:p>Training Programmes for  GST Awareness</text:p>
              </table:table-cell>
              <table:table-cell office:value-type="float" office:value="0.134896866529963">
                <text:p>0.134896866529963</text:p>
              </table:table-cell>
            </table:table-row>
            <table:table-row>
              <table:table-cell office:value-type="string">
                <text:p>Sensex/Market rejoices on GST rollout</text:p>
              </table:table-cell>
              <table:table-cell office:value-type="float" office:value="0.111706139563244">
                <text:p>0.111706139563244</text:p>
              </table:table-cell>
            </table:table-row>
            <table:table-row>
              <table:table-cell office:value-type="string">
                <text:p>Discussion in Parliament in support of GST</text:p>
              </table:table-cell>
              <table:table-cell office:value-type="float" office:value="0.108881088508104">
                <text:p>0.108881088508104</text:p>
              </table:table-cell>
            </table:table-row>
            <table:table-row>
              <table:table-cell office:value-type="string">
                <text:p>Fears of Capital Crunch among traders before GST Rollout</text:p>
              </table:table-cell>
              <table:table-cell office:value-type="float" office:value="0.10020630870297">
                <text:p>0.10020630870297</text:p>
              </table:table-cell>
            </table:table-row>
            <table:table-row>
              <table:table-cell office:value-type="string">
                <text:p>GST Bill implementation in State Assemblies</text:p>
              </table:table-cell>
              <table:table-cell office:value-type="float" office:value="0.0996663144662493">
                <text:p>0.0996663144662493</text:p>
              </table:table-cell>
            </table:table-row>
            <table:table-row>
              <table:table-cell office:value-type="string">
                <text:p>Nonconclusive discussion b/w center &amp; state regarding GST</text:p>
              </table:table-cell>
              <table:table-cell office:value-type="float" office:value="0.0919412229011013">
                <text:p>0.0919412229011013</text:p>
              </table:table-cell>
            </table:table-row>
            <table:table-row>
              <table:table-cell office:value-type="string">
                <text:p>Nationwide Protest to Petroleum products under GST</text:p>
              </table:table-cell>
              <table:table-cell office:value-type="float" office:value="0.0836391769368587">
                <text:p>0.0836391769368587</text:p>
              </table:table-cell>
            </table:table-row>
            <table:table-row>
              <table:table-cell office:value-type="string">
                <text:p>Uncertainity in Impact of GST on consumer Goods</text:p>
              </table:table-cell>
              <table:table-cell office:value-type="float" office:value="0.0589925954386566">
                <text:p>0.0589925954386566</text:p>
              </table:table-cell>
            </table:table-row>
            <table:table-row>
              <table:table-cell office:value-type="string">
                <text:p>Positive Effect of GST on GDP and Economy</text:p>
              </table:table-cell>
              <table:table-cell office:value-type="float" office:value="0.0345805125977774">
                <text:p>0.0345805125977774</text:p>
              </table:table-cell>
            </table:table-row>
            <table:table-row>
              <table:table-cell office:value-type="string">
                <text:p>Traders hassles to meet GST registration deadline</text:p>
              </table:table-cell>
              <table:table-cell office:value-type="float" office:value="0.00771381558340677">
                <text:p>0.007713815583406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62cm" svg:height="22.496cm" xlink:href=".." xlink:type="simple" chart:class="chart:bar" chart:style-name="ch1">
        <chart:title svg:x="19.518cm" svg:y="0.495cm" chart:style-name="ch2">
          <text:p>New Indian Express_Aspect-Coverage
Mass Media</text:p>
        </chart:title>
        <chart:plot-area chart:style-name="ch3" table:cell-range-address="NIE.A1:NIE.B11" chart:data-source-has-labels="column" svg:x="0.626cm" svg:y="2.503cm" svg:width="38.068cm" svg:height="17.834cm">
          <chartooo:coordinate-region svg:x="10.017cm" svg:y="2.808cm" svg:width="28.677cm" svg:height="5.959cm"/>
          <chart:axis chart:dimension="x" chart:name="primary-x" chart:style-name="ch4" chartooo:axis-type="auto">
            <chartooo:date-scale/>
            <chart:title svg:x="19.022cm" svg:y="19.054cm" chart:style-name="ch5">
              <text:p>Aspects</text:p>
            </chart:title>
            <chart:categories table:cell-range-address="NIE.A1:NIE.A11"/>
          </chart:axis>
          <chart:axis chart:dimension="y" chart:name="primary-y" chart:style-name="ch6">
            <chart:title svg:x="5.825cm" svg:y="8.268cm" chart:style-name="ch7">
              <text:p>Relative Coverage</text:p>
            </chart:title>
            <chart:grid chart:style-name="ch8" chart:class="major"/>
          </chart:axis>
          <chart:series chart:style-name="ch9" chart:values-cell-range-address="NIE.B1:NIE.B1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ears of Capital Crunch among traders before GST Rollout</text:p>
                <draw:g>
                  <svg:desc>NIE.A1:NIE.A11</svg:desc>
                </draw:g>
              </table:table-cell>
              <table:table-cell office:value-type="float" office:value="0.168577527825299">
                <text:p>0.168577527825299</text:p>
                <draw:g>
                  <svg:desc>NIE.B1:NIE.B11</svg:desc>
                </draw:g>
              </table:table-cell>
            </table:table-row>
            <table:table-row>
              <table:table-cell office:value-type="string">
                <text:p>Revolts/Confusion with GST Rate Slabs</text:p>
              </table:table-cell>
              <table:table-cell office:value-type="float" office:value="0.165152101192159">
                <text:p>0.165152101192159</text:p>
              </table:table-cell>
            </table:table-row>
            <table:table-row>
              <table:table-cell office:value-type="string">
                <text:p>Nonconclusive discussion b/w center &amp; state regarding GST</text:p>
              </table:table-cell>
              <table:table-cell office:value-type="float" office:value="0.145849676684809">
                <text:p>0.145849676684809</text:p>
              </table:table-cell>
            </table:table-row>
            <table:table-row>
              <table:table-cell office:value-type="string">
                <text:p>Discussion in Parliament in support of GST</text:p>
              </table:table-cell>
              <table:table-cell office:value-type="float" office:value="0.120813130503777">
                <text:p>0.120813130503777</text:p>
              </table:table-cell>
            </table:table-row>
            <table:table-row>
              <table:table-cell office:value-type="string">
                <text:p>GST Bill implementation in State Assemblies</text:p>
              </table:table-cell>
              <table:table-cell office:value-type="float" office:value="0.106310162760903">
                <text:p>0.106310162760903</text:p>
              </table:table-cell>
            </table:table-row>
            <table:table-row>
              <table:table-cell office:value-type="string">
                <text:p>Training Programmes for  GST Awareness</text:p>
              </table:table-cell>
              <table:table-cell office:value-type="float" office:value="0.102093543121138">
                <text:p>0.102093543121138</text:p>
              </table:table-cell>
            </table:table-row>
            <table:table-row>
              <table:table-cell office:value-type="string">
                <text:p>Nationwide Protest to include Petroleum products under GST</text:p>
              </table:table-cell>
              <table:table-cell office:value-type="float" office:value="0.0738485960309463">
                <text:p>0.0738485960309463</text:p>
              </table:table-cell>
            </table:table-row>
            <table:table-row>
              <table:table-cell office:value-type="string">
                <text:p>Traders hassles to meet GST registration deadline</text:p>
              </table:table-cell>
              <table:table-cell office:value-type="float" office:value="0.054708661144257">
                <text:p>0.054708661144257</text:p>
              </table:table-cell>
            </table:table-row>
            <table:table-row>
              <table:table-cell office:value-type="string">
                <text:p>Sensex/Market rejoices on GST rollout</text:p>
              </table:table-cell>
              <table:table-cell office:value-type="float" office:value="0.0328265391137128">
                <text:p>0.0328265391137128</text:p>
              </table:table-cell>
            </table:table-row>
            <table:table-row>
              <table:table-cell office:value-type="string">
                <text:p>Positive Effect of GST on GDP and Economy</text:p>
              </table:table-cell>
              <table:table-cell office:value-type="float" office:value="0.0232161590194465">
                <text:p>0.0232161590194465</text:p>
              </table:table-cell>
            </table:table-row>
            <table:table-row>
              <table:table-cell office:value-type="string">
                <text:p>Uncertainity in Impact of GST on consumer Goods</text:p>
              </table:table-cell>
              <table:table-cell office:value-type="float" office:value="0.00660390260355357">
                <text:p>0.006603902603553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62cm" svg:height="22.496cm" xlink:href=".." xlink:type="simple" chart:class="chart:bar" chart:style-name="ch1">
        <chart:title svg:x="19.52cm" svg:y="0.495cm" chart:style-name="ch2">
          <text:p>Indian Express_Aspect-Coverage
Mass Media</text:p>
        </chart:title>
        <chart:plot-area chart:style-name="ch3" table:cell-range-address="IE.A1:IE.B11" chart:data-source-has-labels="column" svg:x="2.215cm" svg:y="2.844cm" svg:width="37.83cm" svg:height="17.835cm">
          <chartooo:coordinate-region svg:x="11.751cm" svg:y="2.844cm" svg:width="28.294cm" svg:height="5.959cm"/>
          <chart:axis chart:dimension="x" chart:name="primary-x" chart:style-name="ch4" chartooo:axis-type="auto">
            <chartooo:date-scale/>
            <chart:title svg:x="21.377cm" svg:y="19.963cm" chart:style-name="ch5">
              <text:p>Aspects</text:p>
            </chart:title>
            <chart:categories table:cell-range-address="IE.A1:IE.A11"/>
          </chart:axis>
          <chart:axis chart:dimension="y" chart:name="primary-y" chart:style-name="ch6">
            <chart:title svg:x="8.759cm" svg:y="8.444cm" chart:style-name="ch7">
              <text:p>Relative Coverage</text:p>
            </chart:title>
            <chart:grid chart:style-name="ch8" chart:class="major"/>
          </chart:axis>
          <chart:series chart:style-name="ch9" chart:values-cell-range-address="IE.B1:IE.B1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onconclusive discussion b/w center &amp; state regarding GST</text:p>
                <draw:g>
                  <svg:desc>IE.A1:IE.A11</svg:desc>
                </draw:g>
              </table:table-cell>
              <table:table-cell office:value-type="float" office:value="0.301514080625604">
                <text:p>0.301514080625604</text:p>
                <draw:g>
                  <svg:desc>IE.B1:IE.B11</svg:desc>
                </draw:g>
              </table:table-cell>
            </table:table-row>
            <table:table-row>
              <table:table-cell office:value-type="string">
                <text:p>Nationwide Protest to include Petroleum products under GST</text:p>
              </table:table-cell>
              <table:table-cell office:value-type="float" office:value="0.230733567199891">
                <text:p>0.230733567199891</text:p>
              </table:table-cell>
            </table:table-row>
            <table:table-row>
              <table:table-cell office:value-type="string">
                <text:p>Discussion in Parliament in support of GST</text:p>
              </table:table-cell>
              <table:table-cell office:value-type="float" office:value="0.184395567342545">
                <text:p>0.184395567342545</text:p>
              </table:table-cell>
            </table:table-row>
            <table:table-row>
              <table:table-cell office:value-type="string">
                <text:p>Revolts/Confusion with GST Rate Slabs</text:p>
              </table:table-cell>
              <table:table-cell office:value-type="float" office:value="0.103753752780137">
                <text:p>0.103753752780137</text:p>
              </table:table-cell>
            </table:table-row>
            <table:table-row>
              <table:table-cell office:value-type="string">
                <text:p>GST Bill implementation in State Assemblies</text:p>
              </table:table-cell>
              <table:table-cell office:value-type="float" office:value="0.05182824425006">
                <text:p>0.05182824425006</text:p>
              </table:table-cell>
            </table:table-row>
            <table:table-row>
              <table:table-cell office:value-type="string">
                <text:p>Fears of Capital Crunch among traders before GST Rollout</text:p>
              </table:table-cell>
              <table:table-cell office:value-type="float" office:value="0.0491664451202511">
                <text:p>0.0491664451202511</text:p>
              </table:table-cell>
            </table:table-row>
            <table:table-row>
              <table:table-cell office:value-type="string">
                <text:p>Training Programmes for  GST Awareness</text:p>
              </table:table-cell>
              <table:table-cell office:value-type="float" office:value="0.0473249080852554">
                <text:p>0.0473249080852554</text:p>
              </table:table-cell>
            </table:table-row>
            <table:table-row>
              <table:table-cell office:value-type="string">
                <text:p>Sensex/Market rejoices on GST rollout</text:p>
              </table:table-cell>
              <table:table-cell office:value-type="float" office:value="0.0181825845064486">
                <text:p>0.0181825845064486</text:p>
              </table:table-cell>
            </table:table-row>
            <table:table-row>
              <table:table-cell office:value-type="string">
                <text:p>Positive Effect of GST on GDP and Economy</text:p>
              </table:table-cell>
              <table:table-cell office:value-type="float" office:value="0.0122287137123182">
                <text:p>0.0122287137123182</text:p>
              </table:table-cell>
            </table:table-row>
            <table:table-row>
              <table:table-cell office:value-type="string">
                <text:p>Traders hassles to meet GST registration deadline</text:p>
              </table:table-cell>
              <table:table-cell office:value-type="float" office:value="0.000872136377489155">
                <text:p>0.000872136377489155</text:p>
              </table:table-cell>
            </table:table-row>
            <table:table-row>
              <table:table-cell office:value-type="string">
                <text:p>Uncertainity in Impact of GST on consumer Good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62cm" svg:height="22.496cm" xlink:href=".." xlink:type="simple" chart:class="chart:bar" chart:style-name="ch1">
        <chart:title svg:x="19.518cm" svg:y="0.495cm" chart:style-name="ch2">
          <text:p>Deccan Herald_Aspect-Coverage
Mass Media</text:p>
        </chart:title>
        <chart:plot-area chart:style-name="ch3" table:cell-range-address="DH.A1:DH.B11" chart:data-source-has-labels="column" svg:x="2.215cm" svg:y="2.844cm" svg:width="37.83cm" svg:height="17.835cm">
          <chartooo:coordinate-region svg:x="11.925cm" svg:y="2.844cm" svg:width="28.12cm" svg:height="5.96cm"/>
          <chart:axis chart:dimension="x" chart:name="primary-x" chart:style-name="ch4" chartooo:axis-type="auto">
            <chartooo:date-scale/>
            <chart:title svg:x="21.82cm" svg:y="19.02cm" chart:style-name="ch5">
              <text:p>Aspects</text:p>
            </chart:title>
            <chart:categories table:cell-range-address="DH.A1:DH.A11"/>
          </chart:axis>
          <chart:axis chart:dimension="y" chart:name="primary-y" chart:style-name="ch6">
            <chart:title svg:x="8.998cm" svg:y="8.374cm" chart:style-name="ch7">
              <text:p>Relative Coverage</text:p>
            </chart:title>
            <chart:grid chart:style-name="ch8" chart:class="major"/>
          </chart:axis>
          <chart:series chart:style-name="ch9" chart:values-cell-range-address="DH.B1:DH.B1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ationwide Protest to include Petroleum products under GST</text:p>
                <draw:g>
                  <svg:desc>DH.A1:DH.A11</svg:desc>
                </draw:g>
              </table:table-cell>
              <table:table-cell office:value-type="float" office:value="0.22717356998997">
                <text:p>0.22717356998997</text:p>
                <draw:g>
                  <svg:desc>DH.B1:DH.B11</svg:desc>
                </draw:g>
              </table:table-cell>
            </table:table-row>
            <table:table-row>
              <table:table-cell office:value-type="string">
                <text:p>Discussion in Parliament in support of GST</text:p>
              </table:table-cell>
              <table:table-cell office:value-type="float" office:value="0.180595031358306">
                <text:p>0.180595031358306</text:p>
              </table:table-cell>
            </table:table-row>
            <table:table-row>
              <table:table-cell office:value-type="string">
                <text:p>Nonconclusive discussion b/w center &amp; state regarding GST</text:p>
              </table:table-cell>
              <table:table-cell office:value-type="float" office:value="0.141831296662913">
                <text:p>0.141831296662913</text:p>
              </table:table-cell>
            </table:table-row>
            <table:table-row>
              <table:table-cell office:value-type="string">
                <text:p>Fears of Capital Crunch among traders before GST Rollout</text:p>
              </table:table-cell>
              <table:table-cell office:value-type="float" office:value="0.133496195977062">
                <text:p>0.133496195977062</text:p>
              </table:table-cell>
            </table:table-row>
            <table:table-row>
              <table:table-cell office:value-type="string">
                <text:p>Revolts/Confusion with GST Rate Slabs</text:p>
              </table:table-cell>
              <table:table-cell office:value-type="float" office:value="0.0995582949766074">
                <text:p>0.0995582949766074</text:p>
              </table:table-cell>
            </table:table-row>
            <table:table-row>
              <table:table-cell office:value-type="string">
                <text:p>Traders hassles to meet GST registration deadline</text:p>
              </table:table-cell>
              <table:table-cell office:value-type="float" office:value="0.0871631640549781">
                <text:p>0.0871631640549781</text:p>
              </table:table-cell>
            </table:table-row>
            <table:table-row>
              <table:table-cell office:value-type="string">
                <text:p>Training Programmes for  GST Awareness</text:p>
              </table:table-cell>
              <table:table-cell office:value-type="float" office:value="0.0689634263034705">
                <text:p>0.0689634263034705</text:p>
              </table:table-cell>
            </table:table-row>
            <table:table-row>
              <table:table-cell office:value-type="string">
                <text:p>GST Bill implementation in State Assemblies</text:p>
              </table:table-cell>
              <table:table-cell office:value-type="float" office:value="0.0379642110375676">
                <text:p>0.0379642110375676</text:p>
              </table:table-cell>
            </table:table-row>
            <table:table-row>
              <table:table-cell office:value-type="string">
                <text:p>Sensex/Market rejoices on GST rollout</text:p>
              </table:table-cell>
              <table:table-cell office:value-type="float" office:value="0.0143834394780113">
                <text:p>0.0143834394780113</text:p>
              </table:table-cell>
            </table:table-row>
            <table:table-row>
              <table:table-cell office:value-type="string">
                <text:p>Positive Effect of GST on GDP and Economy</text:p>
              </table:table-cell>
              <table:table-cell office:value-type="float" office:value="0.00846347407375199">
                <text:p>0.00846347407375199</text:p>
              </table:table-cell>
            </table:table-row>
            <table:table-row>
              <table:table-cell office:value-type="string">
                <text:p>Uncertainity in Impact of GST on consumer Goods</text:p>
              </table:table-cell>
              <table:table-cell office:value-type="float" office:value="0.000407896087362527">
                <text:p>0.00040789608736252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